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5e0bd" officeooo:paragraph-rsid="0015e0bd"/>
    </style:style>
    <style:style style:name="P5" style:family="paragraph" style:parent-style-name="Standard">
      <style:text-properties officeooo:rsid="0016f526" officeooo:paragraph-rsid="0016f526"/>
    </style:style>
    <style:style style:name="P6" style:family="paragraph" style:parent-style-name="Standard">
      <style:text-properties officeooo:rsid="0016f526" officeooo:paragraph-rsid="0016f526"/>
    </style:style>
    <style:style style:name="P7" style:family="paragraph" style:parent-style-name="Standard">
      <style:text-properties officeooo:rsid="001896cc" officeooo:paragraph-rsid="001896cc"/>
    </style:style>
    <style:style style:name="P8" style:family="paragraph" style:parent-style-name="Standard">
      <style:text-properties officeooo:paragraph-rsid="001896cc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3">Shift Timing Validation</text:p>
      <text:p text:style-name="P3"/>
      <text:p text:style-name="P3">There can be a number of cases in which shifts could be wrong. </text:p>
      <text:p text:style-name="P3"/>
      <text:p text:style-name="P3">The new shift timings could be exactly the same as previous timing.</text:p>
      <text:p text:style-name="P3"/>
      <text:p text:style-name="P3">Either of starting or ending time could coincide with one of starting or ending time present in a pre-defined shift.</text:p>
      <text:p text:style-name="P3"/>
      <text:p text:style-name="P4">Starting and ending time could be before and after the starting and ending time of a predefined shift respectivel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ferences</text:p>
      <text:p text:style-name="P5"/>
      <text:p text:style-name="P5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5"/>
      <text:p text:style-name="P7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7"/>
      <text:p text:style-name="P8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5-27T18:38:39.358029484</dc:date>
    <meta:editing-duration>PT18M22S</meta:editing-duration>
    <meta:editing-cycles>13</meta:editing-cycles>
    <meta:document-statistic meta:table-count="0" meta:image-count="0" meta:object-count="0" meta:page-count="1" meta:paragraph-count="11" meta:word-count="133" meta:character-count="1010" meta:non-whitespace-character-count="887"/>
  </office:meta>
</office:document-meta>
</file>